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5mm" svg:height="90.05mm" svg:x="25.02mm" svg:y="247.83mm">
            <draw:object draw:notify-on-update-of-ranges="Tabelle1.A48:Tabelle1.A52 Tabelle1.B47:Tabelle1.B47 Tabelle1.B48:Tabelle1.B52 Tabelle1.A48:Tabelle1.A52 Tabelle1.C47:Tabelle1.C47 Tabelle1.C48:Tabelle1.C52 Tabelle1.A48:Tabelle1.A52 Tabelle1.D47:Tabelle1.D47 Tabelle1.D48:Tabelle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mm" svg:y="245.37mm">
            <draw:object draw:notify-on-update-of-ranges="Tabelle1.E48:Tabelle1.E52 Tabelle1.F47:Tabelle1.F47 Tabelle1.F48:Tabelle1.F52 Tabelle1.E48:Tabelle1.E52 Tabelle1.G47:Tabelle1.G47 Tabelle1.G48:Tabelle1.G52 Tabelle1.E48:Tabelle1.E52 Tabelle1.H47:Tabelle1.H47 Tabelle1.H48:Tabelle1.H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4mm" svg:height="90.05mm" svg:x="112.2mm" svg:y="343.72mm">
            <draw:object draw:notify-on-update-of-ranges="Tabelle1.I48:Tabelle1.I52 Tabelle1.J47:Tabelle1.J47 Tabelle1.J48:Tabelle1.J52 Tabelle1.I48:Tabelle1.I52 Tabelle1.K47:Tabelle1.K47 Tabelle1.K48:Tabelle1.K52 Tabelle1.I48:Tabelle1.I52 Tabelle1.L47:Tabelle1.L47 Tabelle1.L48:Tabelle1.L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1907508813295" calcext:value-type="float">
            <text:p>8,1907508813295</text:p>
          </table:table-cell>
          <table:table-cell office:value-type="float" office:value="13.5304693192808" calcext:value-type="float">
            <text:p>13,5304693192808</text:p>
          </table:table-cell>
          <table:table-cell office:value-type="float" office:value="9.46479793762128" calcext:value-type="float">
            <text:p>9,46479793762128</text:p>
          </table:table-cell>
          <table:table-cell office:value-type="float" office:value="1000" calcext:value-type="float">
            <text:p>1000</text:p>
          </table:table-cell>
          <table:table-cell office:value-type="float" office:value="5.66948463266283" calcext:value-type="float">
            <text:p>5,66948463266283</text:p>
          </table:table-cell>
          <table:table-cell office:value-type="float" office:value="5.25940262767551" calcext:value-type="float">
            <text:p>5,25940262767551</text:p>
          </table:table-cell>
          <table:table-cell office:value-type="float" office:value="1.42042247236518" calcext:value-type="float">
            <text:p>1,42042247236518</text:p>
          </table:table-cell>
          <table:table-cell office:value-type="float" office:value="1000" calcext:value-type="float">
            <text:p>1000</text:p>
          </table:table-cell>
          <table:table-cell office:value-type="float" office:value="0.100179838290946" calcext:value-type="float">
            <text:p>0,100179838290946</text:p>
          </table:table-cell>
          <table:table-cell office:value-type="float" office:value="0" calcext:value-type="float">
            <text:p>0</text:p>
          </table:table-cell>
          <table:table-cell office:value-type="float" office:value="0.0448998886412874" calcext:value-type="float">
            <text:p>0,0448998886412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6465302922815" calcext:value-type="float">
            <text:p>6,66465302922815</text:p>
          </table:table-cell>
          <table:table-cell office:value-type="float" office:value="11.2580815417193" calcext:value-type="float">
            <text:p>11,2580815417193</text:p>
          </table:table-cell>
          <table:table-cell office:value-type="float" office:value="6.98558515802363" calcext:value-type="float">
            <text:p>6,98558515802363</text:p>
          </table:table-cell>
          <table:table-cell office:value-type="float" office:value="2000" calcext:value-type="float">
            <text:p>2000</text:p>
          </table:table-cell>
          <table:table-cell office:value-type="float" office:value="11.4470574384861" calcext:value-type="float">
            <text:p>11,4470574384861</text:p>
          </table:table-cell>
          <table:table-cell office:value-type="float" office:value="7.07982937647511" calcext:value-type="float">
            <text:p>7,07982937647511</text:p>
          </table:table-cell>
          <table:table-cell office:value-type="float" office:value="5.59233189286902" calcext:value-type="float">
            <text:p>5,59233189286902</text:p>
          </table:table-cell>
          <table:table-cell office:value-type="float" office:value="2000" calcext:value-type="float">
            <text:p>2000</text:p>
          </table:table-cell>
          <table:table-cell office:value-type="float" office:value="0.0607947366142826" calcext:value-type="float">
            <text:p>0,060794736614283</text:p>
          </table:table-cell>
          <table:table-cell office:value-type="float" office:value="0" calcext:value-type="float">
            <text:p>0</text:p>
          </table:table-cell>
          <table:table-cell office:value-type="float" office:value="0.0605309838016861" calcext:value-type="float">
            <text:p>0,0605309838016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2055069538303" calcext:value-type="float">
            <text:p>12,2055069538303</text:p>
          </table:table-cell>
          <table:table-cell office:value-type="float" office:value="7.08451833225097" calcext:value-type="float">
            <text:p>7,08451833225097</text:p>
          </table:table-cell>
          <table:table-cell office:value-type="float" office:value="7.50082662111317" calcext:value-type="float">
            <text:p>7,50082662111317</text:p>
          </table:table-cell>
          <table:table-cell office:value-type="float" office:value="4000" calcext:value-type="float">
            <text:p>4000</text:p>
          </table:table-cell>
          <table:table-cell office:value-type="float" office:value="3.93964465402655" calcext:value-type="float">
            <text:p>3,93964465402655</text:p>
          </table:table-cell>
          <table:table-cell office:value-type="float" office:value="6.72008601135432" calcext:value-type="float">
            <text:p>6,72008601135432</text:p>
          </table:table-cell>
          <table:table-cell office:value-type="float" office:value="4.71895793581592" calcext:value-type="float">
            <text:p>4,71895793581592</text:p>
          </table:table-cell>
          <table:table-cell office:value-type="float" office:value="4000" calcext:value-type="float">
            <text:p>4000</text:p>
          </table:table-cell>
          <table:table-cell office:value-type="float" office:value="0.0473708771293081" calcext:value-type="float">
            <text:p>0,047370877129308</text:p>
          </table:table-cell>
          <table:table-cell office:value-type="float" office:value="0" calcext:value-type="float">
            <text:p>0</text:p>
          </table:table-cell>
          <table:table-cell office:value-type="float" office:value="0.0473708771293083" calcext:value-type="float">
            <text:p>0,04737087712930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.57307412775604" calcext:value-type="float">
            <text:p>8,57307412775604</text:p>
          </table:table-cell>
          <table:table-cell office:value-type="float" office:value="19.2837859353396" calcext:value-type="float">
            <text:p>19,2837859353396</text:p>
          </table:table-cell>
          <table:table-cell office:value-type="float" office:value="7.09154426059656" calcext:value-type="float">
            <text:p>7,09154426059656</text:p>
          </table:table-cell>
          <table:table-cell office:value-type="float" office:value="8000" calcext:value-type="float">
            <text:p>8000</text:p>
          </table:table-cell>
          <table:table-cell office:value-type="float" office:value="6.17475505587064" calcext:value-type="float">
            <text:p>6,17475505587064</text:p>
          </table:table-cell>
          <table:table-cell office:value-type="float" office:value="13.3948790214768" calcext:value-type="float">
            <text:p>13,3948790214768</text:p>
          </table:table-cell>
          <table:table-cell office:value-type="float" office:value="4.95055916033735" calcext:value-type="float">
            <text:p>4,95055916033735</text:p>
          </table:table-cell>
          <table:table-cell office:value-type="float" office:value="8000" calcext:value-type="float">
            <text:p>8000</text:p>
          </table:table-cell>
          <table:table-cell office:value-type="float" office:value="0.105470374987482" calcext:value-type="float">
            <text:p>0,105470374987482</text:p>
          </table:table-cell>
          <table:table-cell office:value-type="float" office:value="0" calcext:value-type="float">
            <text:p>0</text:p>
          </table:table-cell>
          <table:table-cell office:value-type="float" office:value="0.0849470423263813" calcext:value-type="float">
            <text:p>0,08494704232638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36.170323419758" calcext:value-type="float">
            <text:p>636,170323419758</text:p>
          </table:table-cell>
          <table:table-cell office:value-type="float" office:value="29.4493191771898" calcext:value-type="float">
            <text:p>29,4493191771898</text:p>
          </table:table-cell>
          <table:table-cell office:value-type="float" office:value="1.89905239527507" calcext:value-type="float">
            <text:p>1,89905239527507</text:p>
          </table:table-cell>
          <table:table-cell office:value-type="float" office:value="16000" calcext:value-type="float">
            <text:p>16000</text:p>
          </table:table-cell>
          <table:table-cell office:value-type="float" office:value="6.7113229694301" calcext:value-type="float">
            <text:p>6,7113229694301</text:p>
          </table:table-cell>
          <table:table-cell office:value-type="float" office:value="12.3718178130782" calcext:value-type="float">
            <text:p>12,3718178130782</text:p>
          </table:table-cell>
          <table:table-cell office:value-type="float" office:value="3.85414063054269" calcext:value-type="float">
            <text:p>3,85414063054269</text:p>
          </table:table-cell>
          <table:table-cell office:value-type="float" office:value="16000" calcext:value-type="float">
            <text:p>16000</text:p>
          </table:table-cell>
          <table:table-cell office:value-type="float" office:value="0.131529464379659" calcext:value-type="float">
            <text:p>0,13152946437965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64680440603356" calcext:value-type="float">
            <text:p>5,64680440603356</text:p>
          </table:table-cell>
          <table:table-cell office:value-type="float" office:value="11.0435501538228" calcext:value-type="float">
            <text:p>11,0435501538228</text:p>
          </table:table-cell>
          <table:table-cell office:value-type="float" office:value="10.0804960195419" calcext:value-type="float">
            <text:p>10,0804960195419</text:p>
          </table:table-cell>
          <table:table-cell office:value-type="float" office:value="1000" calcext:value-type="float">
            <text:p>1000</text:p>
          </table:table-cell>
          <table:table-cell office:value-type="float" office:value="8.46458410082858" calcext:value-type="float">
            <text:p>8,46458410082858</text:p>
          </table:table-cell>
          <table:table-cell office:value-type="float" office:value="6.45919499628243" calcext:value-type="float">
            <text:p>6,45919499628243</text:p>
          </table:table-cell>
          <table:table-cell office:value-type="float" office:value="6.78183131609745" calcext:value-type="float">
            <text:p>6,78183131609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493558507170122" calcext:value-type="float">
            <text:p>0,049355850717012</text:p>
          </table:table-cell>
          <table:table-cell office:value-type="float" office:value="0" calcext:value-type="float">
            <text:p>0</text:p>
          </table:table-cell>
          <table:table-cell office:value-type="float" office:value="0.314680790643471" calcext:value-type="float">
            <text:p>0,314680790643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53205206049256" calcext:value-type="float">
            <text:p>5,53205206049256</text:p>
          </table:table-cell>
          <table:table-cell office:value-type="float" office:value="4.88102448262657" calcext:value-type="float">
            <text:p>4,88102448262657</text:p>
          </table:table-cell>
          <table:table-cell office:value-type="float" office:value="7.65733214160544" calcext:value-type="float">
            <text:p>7,65733214160544</text:p>
          </table:table-cell>
          <table:table-cell office:value-type="float" office:value="2000" calcext:value-type="float">
            <text:p>2000</text:p>
          </table:table-cell>
          <table:table-cell office:value-type="float" office:value="6.98917477246062" calcext:value-type="float">
            <text:p>6,98917477246062</text:p>
          </table:table-cell>
          <table:table-cell office:value-type="float" office:value="5.7438788288055" calcext:value-type="float">
            <text:p>5,7438788288055</text:p>
          </table:table-cell>
          <table:table-cell office:value-type="float" office:value="5.5921691676844" calcext:value-type="float">
            <text:p>5,5921691676844</text:p>
          </table:table-cell>
          <table:table-cell office:value-type="float" office:value="2000" calcext:value-type="float">
            <text:p>2000</text:p>
          </table:table-cell>
          <table:table-cell office:value-type="float" office:value="0.0417612260356422" calcext:value-type="float">
            <text:p>0,04176122603564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.8922856290821" calcext:value-type="float">
            <text:p>13,8922856290821</text:p>
          </table:table-cell>
          <table:table-cell office:value-type="float" office:value="3.37786915081091" calcext:value-type="float">
            <text:p>3,37786915081091</text:p>
          </table:table-cell>
          <table:table-cell office:value-type="float" office:value="3.19649808384113" calcext:value-type="float">
            <text:p>3,19649808384113</text:p>
          </table:table-cell>
          <table:table-cell office:value-type="float" office:value="4000" calcext:value-type="float">
            <text:p>4000</text:p>
          </table:table-cell>
          <table:table-cell office:value-type="float" office:value="5.48987467980827" calcext:value-type="float">
            <text:p>5,48987467980827</text:p>
          </table:table-cell>
          <table:table-cell office:value-type="float" office:value="8.74152480978004" calcext:value-type="float">
            <text:p>8,74152480978004</text:p>
          </table:table-cell>
          <table:table-cell office:value-type="float" office:value="7.56720397504917" calcext:value-type="float">
            <text:p>7,56720397504917</text:p>
          </table:table-cell>
          <table:table-cell office:value-type="float" office:value="4000" calcext:value-type="float">
            <text:p>4000</text:p>
          </table:table-cell>
          <table:table-cell office:value-type="float" office:value="0.140057131200093" calcext:value-type="float">
            <text:p>0,140057131200093</text:p>
          </table:table-cell>
          <table:table-cell office:value-type="float" office:value="0" calcext:value-type="float">
            <text:p>0</text:p>
          </table:table-cell>
          <table:table-cell office:value-type="float" office:value="0.0721110255092798" calcext:value-type="float">
            <text:p>0,072111025509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68290508125031" calcext:value-type="float">
            <text:p>4,68290508125031</text:p>
          </table:table-cell>
          <table:table-cell office:value-type="float" office:value="2.46771149042995" calcext:value-type="float">
            <text:p>2,46771149042995</text:p>
          </table:table-cell>
          <table:table-cell office:value-type="float" office:value="13.3656275572829" calcext:value-type="float">
            <text:p>13,3656275572829</text:p>
          </table:table-cell>
          <table:table-cell office:value-type="float" office:value="8000" calcext:value-type="float">
            <text:p>8000</text:p>
          </table:table-cell>
          <table:table-cell office:value-type="float" office:value="11.2693566808403" calcext:value-type="float">
            <text:p>11,2693566808403</text:p>
          </table:table-cell>
          <table:table-cell office:value-type="float" office:value="3.01330648955595" calcext:value-type="float">
            <text:p>3,01330648955595</text:p>
          </table:table-cell>
          <table:table-cell office:value-type="float" office:value="7.86758539832902" calcext:value-type="float">
            <text:p>7,86758539832902</text:p>
          </table:table-cell>
          <table:table-cell office:value-type="float" office:value="8000" calcext:value-type="float">
            <text:p>8000</text:p>
          </table:table-cell>
          <table:table-cell office:value-type="float" office:value="0.120149906367005" calcext:value-type="float">
            <text:p>0,120149906367005</text:p>
          </table:table-cell>
          <table:table-cell office:value-type="float" office:value="0" calcext:value-type="float">
            <text:p>0</text:p>
          </table:table-cell>
          <table:table-cell office:value-type="float" office:value="0.027129319932501" calcext:value-type="float">
            <text:p>0,02712931993250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7.9164167894" calcext:value-type="float">
            <text:p>327,9164167894</text:p>
          </table:table-cell>
          <table:table-cell office:value-type="float" office:value="2079.15214873756" calcext:value-type="float">
            <text:p>2079,15214873756</text:p>
          </table:table-cell>
          <table:table-cell office:value-type="float" office:value="294.152855502033" calcext:value-type="float">
            <text:p>294,152855502033</text:p>
          </table:table-cell>
          <table:table-cell office:value-type="float" office:value="16000" calcext:value-type="float">
            <text:p>16000</text:p>
          </table:table-cell>
          <table:table-cell office:value-type="float" office:value="6.06191421912254" calcext:value-type="float">
            <text:p>6,06191421912254</text:p>
          </table:table-cell>
          <table:table-cell office:value-type="float" office:value="17.854040327052" calcext:value-type="float">
            <text:p>17,854040327052</text:p>
          </table:table-cell>
          <table:table-cell office:value-type="float" office:value="11.3171904640684" calcext:value-type="float">
            <text:p>11,3171904640684</text:p>
          </table:table-cell>
          <table:table-cell office:value-type="float" office:value="16000" calcext:value-type="float">
            <text:p>16000</text:p>
          </table:table-cell>
          <table:table-cell office:value-type="float" office:value="0.0992169340384998" calcext:value-type="float">
            <text:p>0,0992169340385</text:p>
          </table:table-cell>
          <table:table-cell office:value-type="float" office:value="0.0448998886412873" calcext:value-type="float">
            <text:p>0,044899888641287</text:p>
          </table:table-cell>
          <table:table-cell office:value-type="float" office:value="0.0448998886412872" calcext:value-type="float">
            <text:p>0,0448998886412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78725702124962" calcext:value-type="float">
            <text:p>9,78725702124962</text:p>
          </table:table-cell>
          <table:table-cell office:value-type="float" office:value="12.1142725741169" calcext:value-type="float">
            <text:p>12,1142725741169</text:p>
          </table:table-cell>
          <table:table-cell office:value-type="float" office:value="11.7191979247728" calcext:value-type="float">
            <text:p>11,7191979247728</text:p>
          </table:table-cell>
          <table:table-cell office:value-type="float" office:value="1000" calcext:value-type="float">
            <text:p>1000</text:p>
          </table:table-cell>
          <table:table-cell office:value-type="float" office:value="8.46390666300143" calcext:value-type="float">
            <text:p>8,46390666300143</text:p>
          </table:table-cell>
          <table:table-cell office:value-type="float" office:value="3.32863275234743" calcext:value-type="float">
            <text:p>3,32863275234743</text:p>
          </table:table-cell>
          <table:table-cell office:value-type="float" office:value="6.3368017169547" calcext:value-type="float">
            <text:p>6,3368017169547</text:p>
          </table:table-cell>
          <table:table-cell office:value-type="float" office:value="1000" calcext:value-type="float">
            <text:p>1000</text:p>
          </table:table-cell>
          <table:table-cell office:value-type="float" office:value="0.0279999999999999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182690995946708" calcext:value-type="float">
            <text:p>0,1826909959467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83855350285599" calcext:value-type="float">
            <text:p>4,83855350285599</text:p>
          </table:table-cell>
          <table:table-cell office:value-type="float" office:value="8.4504437753292" calcext:value-type="float">
            <text:p>8,4504437753292</text:p>
          </table:table-cell>
          <table:table-cell office:value-type="float" office:value="4.12795348811006" calcext:value-type="float">
            <text:p>4,12795348811006</text:p>
          </table:table-cell>
          <table:table-cell office:value-type="float" office:value="2000" calcext:value-type="float">
            <text:p>2000</text:p>
          </table:table-cell>
          <table:table-cell office:value-type="float" office:value="9.4253490121056" calcext:value-type="float">
            <text:p>9,4253490121056</text:p>
          </table:table-cell>
          <table:table-cell office:value-type="float" office:value="9.68489545632786" calcext:value-type="float">
            <text:p>9,68489545632786</text:p>
          </table:table-cell>
          <table:table-cell office:value-type="float" office:value="4.78559045468791" calcext:value-type="float">
            <text:p>4,78559045468791</text:p>
          </table:table-cell>
          <table:table-cell office:value-type="float" office:value="2000" calcext:value-type="float">
            <text:p>2000</text:p>
          </table:table-cell>
          <table:table-cell office:value-type="float" office:value="0.0670820393249935" calcext:value-type="float">
            <text:p>0,067082039324994</text:p>
          </table:table-cell>
          <table:table-cell office:value-type="float" office:value="0" calcext:value-type="float">
            <text:p>0</text:p>
          </table:table-cell>
          <table:table-cell office:value-type="float" office:value="0.476357008975411" calcext:value-type="float">
            <text:p>0,4763570089754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91760175486649" calcext:value-type="float">
            <text:p>2,91760175486649</text:p>
          </table:table-cell>
          <table:table-cell office:value-type="float" office:value="11.6073252732919" calcext:value-type="float">
            <text:p>11,6073252732919</text:p>
          </table:table-cell>
          <table:table-cell office:value-type="float" office:value="6.78530765698948" calcext:value-type="float">
            <text:p>6,78530765698948</text:p>
          </table:table-cell>
          <table:table-cell office:value-type="float" office:value="4000" calcext:value-type="float">
            <text:p>4000</text:p>
          </table:table-cell>
          <table:table-cell office:value-type="float" office:value="7.96055274462772" calcext:value-type="float">
            <text:p>7,96055274462772</text:p>
          </table:table-cell>
          <table:table-cell office:value-type="float" office:value="6.96321649814222" calcext:value-type="float">
            <text:p>6,96321649814222</text:p>
          </table:table-cell>
          <table:table-cell office:value-type="float" office:value="4.79502283623342" calcext:value-type="float">
            <text:p>4,79502283623342</text:p>
          </table:table-cell>
          <table:table-cell office:value-type="float" office:value="4000" calcext:value-type="float">
            <text:p>4000</text:p>
          </table:table-cell>
          <table:table-cell office:value-type="float" office:value="0.0753923072998831" calcext:value-type="float">
            <text:p>0,075392307299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1857376888668" calcext:value-type="float">
            <text:p>4,1857376888668</text:p>
          </table:table-cell>
          <table:table-cell office:value-type="float" office:value="8.59257819283596" calcext:value-type="float">
            <text:p>8,59257819283596</text:p>
          </table:table-cell>
          <table:table-cell office:value-type="float" office:value="3.79452236783498" calcext:value-type="float">
            <text:p>3,79452236783498</text:p>
          </table:table-cell>
          <table:table-cell office:value-type="float" office:value="8000" calcext:value-type="float">
            <text:p>8000</text:p>
          </table:table-cell>
          <table:table-cell office:value-type="float" office:value="9.8291395350763" calcext:value-type="float">
            <text:p>9,8291395350763</text:p>
          </table:table-cell>
          <table:table-cell office:value-type="float" office:value="10.3885569739016" calcext:value-type="float">
            <text:p>10,3885569739016</text:p>
          </table:table-cell>
          <table:table-cell office:value-type="float" office:value="10.0619632279193" calcext:value-type="float">
            <text:p>10,0619632279193</text:p>
          </table:table-cell>
          <table:table-cell office:value-type="float" office:value="8000" calcext:value-type="float">
            <text:p>8000</text:p>
          </table:table-cell>
          <table:table-cell office:value-type="float" office:value="0.0480000000000001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0.603406993661823" calcext:value-type="float">
            <text:p>0,60340699366182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55.88911015102" calcext:value-type="float">
            <text:p>3255,88911015102</text:p>
          </table:table-cell>
          <table:table-cell office:value-type="float" office:value="2167.58947626159" calcext:value-type="float">
            <text:p>2167,58947626159</text:p>
          </table:table-cell>
          <table:table-cell office:value-type="float" office:value="2085.91025703408" calcext:value-type="float">
            <text:p>2085,91025703408</text:p>
          </table:table-cell>
          <table:table-cell office:value-type="float" office:value="16000" calcext:value-type="float">
            <text:p>16000</text:p>
          </table:table-cell>
          <table:table-cell office:value-type="float" office:value="17.1338599270567" calcext:value-type="float">
            <text:p>17,1338599270567</text:p>
          </table:table-cell>
          <table:table-cell office:value-type="float" office:value="14.4365125982697" calcext:value-type="float">
            <text:p>14,4365125982697</text:p>
          </table:table-cell>
          <table:table-cell office:value-type="float" office:value="11.9686839710972" calcext:value-type="float">
            <text:p>11,9686839710972</text:p>
          </table:table-cell>
          <table:table-cell office:value-type="float" office:value="16000" calcext:value-type="float">
            <text:p>16000</text:p>
          </table:table-cell>
          <table:table-cell office:value-type="float" office:value="0.10777754868246" calcext:value-type="float">
            <text:p>0,10777754868246</text:p>
          </table:table-cell>
          <table:table-cell office:value-type="float" office:value="0.0366606055596467" calcext:value-type="float">
            <text:p>0,036660605559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.0230564768798" calcext:value-type="float">
            <text:p>13,0230564768798</text:p>
          </table:table-cell>
          <table:table-cell office:value-type="float" office:value="3.44957968454129" calcext:value-type="float">
            <text:p>3,44957968454129</text:p>
          </table:table-cell>
          <table:table-cell office:value-type="float" office:value="9.83603578684014" calcext:value-type="float">
            <text:p>9,83603578684014</text:p>
          </table:table-cell>
          <table:table-cell office:value-type="float" office:value="1000" calcext:value-type="float">
            <text:p>1000</text:p>
          </table:table-cell>
          <table:table-cell office:value-type="float" office:value="5.35951826193362" calcext:value-type="float">
            <text:p>5,35951826193362</text:p>
          </table:table-cell>
          <table:table-cell office:value-type="float" office:value="5.92422146783862" calcext:value-type="float">
            <text:p>5,92422146783862</text:p>
          </table:table-cell>
          <table:table-cell office:value-type="float" office:value="7.25449626094052" calcext:value-type="float">
            <text:p>7,25449626094052</text:p>
          </table:table-cell>
          <table:table-cell office:value-type="float" office:value="1000" calcext:value-type="float">
            <text:p>1000</text:p>
          </table:table-cell>
          <table:table-cell office:value-type="float" office:value="0.121012396059247" calcext:value-type="float">
            <text:p>0,121012396059247</text:p>
          </table:table-cell>
          <table:table-cell office:value-type="float" office:value="0" calcext:value-type="float">
            <text:p>0</text:p>
          </table:table-cell>
          <table:table-cell office:value-type="float" office:value="0.49391902170295" calcext:value-type="float">
            <text:p>0,493919021702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40497471739207" calcext:value-type="float">
            <text:p>8,40497471739207</text:p>
          </table:table-cell>
          <table:table-cell office:value-type="float" office:value="5.27746151099181" calcext:value-type="float">
            <text:p>5,27746151099181</text:p>
          </table:table-cell>
          <table:table-cell office:value-type="float" office:value="10.7719821759971" calcext:value-type="float">
            <text:p>10,7719821759971</text:p>
          </table:table-cell>
          <table:table-cell office:value-type="float" office:value="2000" calcext:value-type="float">
            <text:p>2000</text:p>
          </table:table-cell>
          <table:table-cell office:value-type="float" office:value="5.36500661695771" calcext:value-type="float">
            <text:p>5,36500661695771</text:p>
          </table:table-cell>
          <table:table-cell office:value-type="float" office:value="5.50698501904627" calcext:value-type="float">
            <text:p>5,50698501904627</text:p>
          </table:table-cell>
          <table:table-cell office:value-type="float" office:value="5.62576537015187" calcext:value-type="float">
            <text:p>5,62576537015187</text:p>
          </table:table-cell>
          <table:table-cell office:value-type="float" office:value="2000" calcext:value-type="float">
            <text:p>2000</text:p>
          </table:table-cell>
          <table:table-cell office:value-type="float" office:value="0.0458257569495585" calcext:value-type="float">
            <text:p>0,045825756949559</text:p>
          </table:table-cell>
          <table:table-cell office:value-type="float" office:value="0" calcext:value-type="float">
            <text:p>0</text:p>
          </table:table-cell>
          <table:table-cell office:value-type="float" office:value="0.122458156118733" calcext:value-type="float">
            <text:p>0,1224581561187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73353990159584" calcext:value-type="float">
            <text:p>4,73353990159584</text:p>
          </table:table-cell>
          <table:table-cell office:value-type="float" office:value="12.6317793374286" calcext:value-type="float">
            <text:p>12,6317793374286</text:p>
          </table:table-cell>
          <table:table-cell office:value-type="float" office:value="5.38241850731822" calcext:value-type="float">
            <text:p>5,38241850731822</text:p>
          </table:table-cell>
          <table:table-cell office:value-type="float" office:value="4000" calcext:value-type="float">
            <text:p>4000</text:p>
          </table:table-cell>
          <table:table-cell office:value-type="float" office:value="7.0266432953438" calcext:value-type="float">
            <text:p>7,0266432953438</text:p>
          </table:table-cell>
          <table:table-cell office:value-type="float" office:value="7.72682185636501" calcext:value-type="float">
            <text:p>7,72682185636501</text:p>
          </table:table-cell>
          <table:table-cell office:value-type="float" office:value="4.67348092967116" calcext:value-type="float">
            <text:p>4,6734809296711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331420005271" calcext:value-type="float">
            <text:p>0,7433142000527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.09901951359278" calcext:value-type="float">
            <text:p>5,09901951359278</text:p>
          </table:table-cell>
          <table:table-cell office:value-type="float" office:value="12.6000158730059" calcext:value-type="float">
            <text:p>12,6000158730059</text:p>
          </table:table-cell>
          <table:table-cell office:value-type="float" office:value="1.73205080756888" calcext:value-type="float">
            <text:p>1,73205080756888</text:p>
          </table:table-cell>
          <table:table-cell office:value-type="float" office:value="8000" calcext:value-type="float">
            <text:p>8000</text:p>
          </table:table-cell>
          <table:table-cell office:value-type="float" office:value="9.46649354301792" calcext:value-type="float">
            <text:p>9,46649354301792</text:p>
          </table:table-cell>
          <table:table-cell office:value-type="float" office:value="13.6091453074761" calcext:value-type="float">
            <text:p>13,6091453074761</text:p>
          </table:table-cell>
          <table:table-cell office:value-type="float" office:value="5.35617624803366" calcext:value-type="float">
            <text:p>5,35617624803366</text:p>
          </table:table-cell>
          <table:table-cell office:value-type="float" office:value="8000" calcext:value-type="float">
            <text:p>8000</text:p>
          </table:table-cell>
          <table:table-cell office:value-type="float" office:value="0.156" calcext:value-type="float">
            <text:p>0,156</text:p>
          </table:table-cell>
          <table:table-cell office:value-type="float" office:value="0" calcext:value-type="float">
            <text:p>0</text:p>
          </table:table-cell>
          <table:table-cell office:value-type="float" office:value="0.112800709217628" calcext:value-type="float">
            <text:p>0,11280070921762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.04040263338004" calcext:value-type="float">
            <text:p>6,04040263338004</text:p>
          </table:table-cell>
          <table:table-cell office:value-type="float" office:value="2228.77768724818" calcext:value-type="float">
            <text:p>2228,77768724818</text:p>
          </table:table-cell>
          <table:table-cell office:value-type="float" office:value="1792.79861624221" calcext:value-type="float">
            <text:p>1792,79861624221</text:p>
          </table:table-cell>
          <table:table-cell office:value-type="float" office:value="16000" calcext:value-type="float">
            <text:p>16000</text:p>
          </table:table-cell>
          <table:table-cell office:value-type="float" office:value="5.07437680902788" calcext:value-type="float">
            <text:p>5,07437680902788</text:p>
          </table:table-cell>
          <table:table-cell office:value-type="float" office:value="22.8123511282814" calcext:value-type="float">
            <text:p>22,8123511282814</text:p>
          </table:table-cell>
          <table:table-cell office:value-type="float" office:value="10.420815515112" calcext:value-type="float">
            <text:p>10,420815515112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228385143665" calcext:value-type="float">
            <text:p>0,140228385143665</text:p>
          </table:table-cell>
          <table:table-cell office:value-type="float" office:value="0.287054001888147" calcext:value-type="float">
            <text:p>0,287054001888147</text:p>
          </table:table-cell>
          <table:table-cell office:value-type="float" office:value="0.067082039324994" calcext:value-type="float">
            <text:p>0,067082039324994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5715845548338" calcext:value-type="float">
            <text:p>10,5715845548338</text:p>
          </table:table-cell>
          <table:table-cell office:value-type="float" office:value="6.17413961617325" calcext:value-type="float">
            <text:p>6,17413961617325</text:p>
          </table:table-cell>
          <table:table-cell office:value-type="float" office:value="6.12995921683008" calcext:value-type="float">
            <text:p>6,12995921683008</text:p>
          </table:table-cell>
          <table:table-cell office:value-type="float" office:value="1000" calcext:value-type="float">
            <text:p>1000</text:p>
          </table:table-cell>
          <table:table-cell office:value-type="float" office:value="4.78598328455083" calcext:value-type="float">
            <text:p>4,78598328455083</text:p>
          </table:table-cell>
          <table:table-cell office:value-type="float" office:value="7.58762808788095" calcext:value-type="float">
            <text:p>7,58762808788095</text:p>
          </table:table-cell>
          <table:table-cell office:value-type="float" office:value="7.08652947499691" calcext:value-type="float">
            <text:p>7,08652947499691</text:p>
          </table:table-cell>
          <table:table-cell office:value-type="float" office:value="1000" calcext:value-type="float">
            <text:p>1000</text:p>
          </table:table-cell>
          <table:table-cell office:value-type="float" office:value="0.192623986045352" calcext:value-type="float">
            <text:p>0,192623986045352</text:p>
          </table:table-cell>
          <table:table-cell office:value-type="float" office:value="0" calcext:value-type="float">
            <text:p>0</text:p>
          </table:table-cell>
          <table:table-cell office:value-type="float" office:value="0.185730988259902" calcext:value-type="float">
            <text:p>0,1857309882599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443775600736" calcext:value-type="float">
            <text:p>11,443775600736</text:p>
          </table:table-cell>
          <table:table-cell office:value-type="float" office:value="9.4720641889717" calcext:value-type="float">
            <text:p>9,4720641889717</text:p>
          </table:table-cell>
          <table:table-cell office:value-type="float" office:value="5.18108096829223" calcext:value-type="float">
            <text:p>5,18108096829223</text:p>
          </table:table-cell>
          <table:table-cell office:value-type="float" office:value="2000" calcext:value-type="float">
            <text:p>2000</text:p>
          </table:table-cell>
          <table:table-cell office:value-type="float" office:value="5.37674102035796" calcext:value-type="float">
            <text:p>5,37674102035796</text:p>
          </table:table-cell>
          <table:table-cell office:value-type="float" office:value="5.62212095209628" calcext:value-type="float">
            <text:p>5,62212095209628</text:p>
          </table:table-cell>
          <table:table-cell office:value-type="float" office:value="6.98922027124628" calcext:value-type="float">
            <text:p>6,98922027124628</text:p>
          </table:table-cell>
          <table:table-cell office:value-type="float" office:value="2000" calcext:value-type="float">
            <text:p>2000</text:p>
          </table:table-cell>
          <table:table-cell office:value-type="float" office:value="0.0664529909033447" calcext:value-type="float">
            <text:p>0,066452990903345</text:p>
          </table:table-cell>
          <table:table-cell office:value-type="float" office:value="0" calcext:value-type="float">
            <text:p>0</text:p>
          </table:table-cell>
          <table:table-cell office:value-type="float" office:value="0.160449368961053" calcext:value-type="float">
            <text:p>0,1604493689610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53044487397657" calcext:value-type="float">
            <text:p>7,53044487397657</text:p>
          </table:table-cell>
          <table:table-cell office:value-type="float" office:value="6.19512711733989" calcext:value-type="float">
            <text:p>6,19512711733989</text:p>
          </table:table-cell>
          <table:table-cell office:value-type="float" office:value="2.80884317824972" calcext:value-type="float">
            <text:p>2,80884317824972</text:p>
          </table:table-cell>
          <table:table-cell office:value-type="float" office:value="4000" calcext:value-type="float">
            <text:p>4000</text:p>
          </table:table-cell>
          <table:table-cell office:value-type="float" office:value="6.37260543263115" calcext:value-type="float">
            <text:p>6,37260543263115</text:p>
          </table:table-cell>
          <table:table-cell office:value-type="float" office:value="3.0501337675584" calcext:value-type="float">
            <text:p>3,0501337675584</text:p>
          </table:table-cell>
          <table:table-cell office:value-type="float" office:value="4.00167764818707" calcext:value-type="float">
            <text:p>4,00167764818707</text:p>
          </table:table-cell>
          <table:table-cell office:value-type="float" office:value="4000" calcext:value-type="float">
            <text:p>4000</text:p>
          </table:table-cell>
          <table:table-cell office:value-type="float" office:value="0.048" calcext:value-type="float">
            <text:p>0,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.69220442006967" calcext:value-type="float">
            <text:p>6,69220442006967</text:p>
          </table:table-cell>
          <table:table-cell office:value-type="float" office:value="2.63066531508666" calcext:value-type="float">
            <text:p>2,63066531508666</text:p>
          </table:table-cell>
          <table:table-cell office:value-type="float" office:value="3.22496511609041" calcext:value-type="float">
            <text:p>3,22496511609041</text:p>
          </table:table-cell>
          <table:table-cell office:value-type="float" office:value="8000" calcext:value-type="float">
            <text:p>8000</text:p>
          </table:table-cell>
          <table:table-cell office:value-type="float" office:value="12.3326313493917" calcext:value-type="float">
            <text:p>12,3326313493917</text:p>
          </table:table-cell>
          <table:table-cell office:value-type="float" office:value="2.58672302344105" calcext:value-type="float">
            <text:p>2,58672302344105</text:p>
          </table:table-cell>
          <table:table-cell office:value-type="float" office:value="4.0625947373569" calcext:value-type="float">
            <text:p>4,0625947373569</text:p>
          </table:table-cell>
          <table:table-cell office:value-type="float" office:value="8000" calcext:value-type="float">
            <text:p>8000</text:p>
          </table:table-cell>
          <table:table-cell office:value-type="float" office:value="0.0466476151587622" calcext:value-type="float">
            <text:p>0,046647615158762</text:p>
          </table:table-cell>
          <table:table-cell office:value-type="float" office:value="0" calcext:value-type="float">
            <text:p>0</text:p>
          </table:table-cell>
          <table:table-cell office:value-type="float" office:value="0.0780000000000001" calcext:value-type="float">
            <text:p>0,07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734.9914466648" calcext:value-type="float">
            <text:p>1734,9914466648</text:p>
          </table:table-cell>
          <table:table-cell office:value-type="float" office:value="17.8179796834546" calcext:value-type="float">
            <text:p>17,8179796834546</text:p>
          </table:table-cell>
          <table:table-cell office:value-type="float" office:value="10.9025501603983" calcext:value-type="float">
            <text:p>10,9025501603983</text:p>
          </table:table-cell>
          <table:table-cell office:value-type="float" office:value="16000" calcext:value-type="float">
            <text:p>16000</text:p>
          </table:table-cell>
          <table:table-cell office:value-type="float" office:value="6.18768971426331" calcext:value-type="float">
            <text:p>6,18768971426331</text:p>
          </table:table-cell>
          <table:table-cell office:value-type="float" office:value="7.24832559975061" calcext:value-type="float">
            <text:p>7,24832559975061</text:p>
          </table:table-cell>
          <table:table-cell office:value-type="float" office:value="7.22204652435859" calcext:value-type="float">
            <text:p>7,22204652435859</text:p>
          </table:table-cell>
          <table:table-cell office:value-type="float" office:value="16000" calcext:value-type="float">
            <text:p>16000</text:p>
          </table:table-cell>
          <table:table-cell office:value-type="float" office:value="0.160312195418814" calcext:value-type="float">
            <text:p>0,160312195418814</text:p>
          </table:table-cell>
          <table:table-cell office:value-type="float" office:value="0" calcext:value-type="float">
            <text:p>0</text:p>
          </table:table-cell>
          <table:table-cell office:value-type="float" office:value="0.175783958312469" calcext:value-type="float">
            <text:p>0,17578395831246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2];[.B11];[.B20];[.B29];[.B38])" office:value-type="float" office:value="9.44389066806525" calcext:value-type="float">
            <text:p>9,44389066806525</text:p>
          </table:table-cell>
          <table:table-cell table:formula="of:=AVERAGE([.C2];[.C11];[.C20];[.C29];[.C38])" office:value-type="float" office:value="9.26240226958701" calcext:value-type="float">
            <text:p>9,26240226958701</text:p>
          </table:table-cell>
          <table:table-cell table:formula="of:=AVERAGE([.D2];[.D11];[.D20];[.D29];[.D38])" office:value-type="float" office:value="9.44609737712124" calcext:value-type="float">
            <text:p>9,44609737712124</text:p>
          </table:table-cell>
          <table:table-cell table:formula="of:=AVERAGE([.E2];[.E11];[.E20];[.E29];[.E38])" office:value-type="float" office:value="1000" calcext:value-type="float">
            <text:p>1000</text:p>
          </table:table-cell>
          <table:table-cell table:formula="of:=AVERAGE([.F2];[.F11];[.F20];[.F29];[.F38])" office:value-type="float" office:value="6.54869538859546" calcext:value-type="float">
            <text:p>6,54869538859546</text:p>
          </table:table-cell>
          <table:table-cell table:formula="of:=AVERAGE([.G2];[.G11];[.G20];[.G29];[.G38])" office:value-type="float" office:value="5.71181598640499" calcext:value-type="float">
            <text:p>5,71181598640499</text:p>
          </table:table-cell>
          <table:table-cell table:formula="of:=AVERAGE([.H2];[.H11];[.H20];[.H29];[.H38])" office:value-type="float" office:value="5.77601624827095" calcext:value-type="float">
            <text:p>5,77601624827095</text:p>
          </table:table-cell>
          <table:table-cell table:formula="of:=AVERAGE([.I2];[.I11];[.I20];[.I29];[.I38])" office:value-type="float" office:value="1000" calcext:value-type="float">
            <text:p>1000</text:p>
          </table:table-cell>
          <table:table-cell table:formula="of:=AVERAGE([.J2];[.J11];[.J20];[.J29];[.J38])" office:value-type="float" office:value="0.0982344142225114" calcext:value-type="float">
            <text:p>0,098234414222512</text:p>
          </table:table-cell>
          <table:table-cell table:formula="of:=AVERAGE([.K2];[.K11];[.K20];[.K29];[.K38])" office:value-type="float" office:value="0" calcext:value-type="float">
            <text:p>0</text:p>
          </table:table-cell>
          <table:table-cell table:formula="of:=AVERAGE([.L2];[.L11];[.L20];[.L29];[.L38])" office:value-type="float" office:value="0.244384337038864" calcext:value-type="float">
            <text:p>0,2443843370388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3];[.B12];[.B21];[.B30];[.B39])" office:value-type="float" office:value="7.37680178214095" calcext:value-type="float">
            <text:p>7,37680178214095</text:p>
          </table:table-cell>
          <table:table-cell table:formula="of:=AVERAGE([.C3];[.C12];[.C21];[.C30];[.C39])" office:value-type="float" office:value="7.86781509992772" calcext:value-type="float">
            <text:p>7,86781509992772</text:p>
          </table:table-cell>
          <table:table-cell table:formula="of:=AVERAGE([.D3];[.D12];[.D21];[.D30];[.D39])" office:value-type="float" office:value="6.94478678640569" calcext:value-type="float">
            <text:p>6,94478678640569</text:p>
          </table:table-cell>
          <table:table-cell table:formula="of:=AVERAGE([.E3];[.E12];[.E21];[.E30];[.E39])" office:value-type="float" office:value="2000" calcext:value-type="float">
            <text:p>2000</text:p>
          </table:table-cell>
          <table:table-cell table:formula="of:=AVERAGE([.F3];[.F12];[.F21];[.F30];[.F39])" office:value-type="float" office:value="7.7206657720736" calcext:value-type="float">
            <text:p>7,7206657720736</text:p>
          </table:table-cell>
          <table:table-cell table:formula="of:=AVERAGE([.G3];[.G12];[.G21];[.G30];[.G39])" office:value-type="float" office:value="6.7275419265502" calcext:value-type="float">
            <text:p>6,7275419265502</text:p>
          </table:table-cell>
          <table:table-cell table:formula="of:=AVERAGE([.H3];[.H12];[.H21];[.H30];[.H39])" office:value-type="float" office:value="5.7170154313279" calcext:value-type="float">
            <text:p>5,7170154313279</text:p>
          </table:table-cell>
          <table:table-cell table:formula="of:=AVERAGE([.I3];[.I12];[.I21];[.I30];[.I39])" office:value-type="float" office:value="2000" calcext:value-type="float">
            <text:p>2000</text:p>
          </table:table-cell>
          <table:table-cell table:formula="of:=AVERAGE([.J3];[.J12];[.J21];[.J30];[.J39])" office:value-type="float" office:value="0.0563833499655643" calcext:value-type="float">
            <text:p>0,056383349965564</text:p>
          </table:table-cell>
          <table:table-cell table:formula="of:=AVERAGE([.K3];[.K12];[.K21];[.K30];[.K39])" office:value-type="float" office:value="0" calcext:value-type="float">
            <text:p>0</text:p>
          </table:table-cell>
          <table:table-cell table:formula="of:=AVERAGE([.L3];[.L12];[.L21];[.L30];[.L39])" office:value-type="float" office:value="0.199959103571377" calcext:value-type="float">
            <text:p>0,1999591035713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VERAGE([.B4];[.B13];[.B22];[.B31];[.B40])" office:value-type="float" office:value="8.25587582267026" calcext:value-type="float">
            <text:p>8,25587582267026</text:p>
          </table:table-cell>
          <table:table-cell table:formula="of:=AVERAGE([.C4];[.C13];[.C22];[.C31];[.C40])" office:value-type="float" office:value="8.17932384222445" calcext:value-type="float">
            <text:p>8,17932384222445</text:p>
          </table:table-cell>
          <table:table-cell table:formula="of:=AVERAGE([.D4];[.D13];[.D22];[.D31];[.D40])" office:value-type="float" office:value="5.13477880950234" calcext:value-type="float">
            <text:p>5,13477880950234</text:p>
          </table:table-cell>
          <table:table-cell table:formula="of:=AVERAGE([.E4];[.E13];[.E22];[.E31];[.E40])" office:value-type="float" office:value="4000" calcext:value-type="float">
            <text:p>4000</text:p>
          </table:table-cell>
          <table:table-cell table:formula="of:=AVERAGE([.F4];[.F13];[.F22];[.F31];[.F40])" office:value-type="float" office:value="6.1578641612875" calcext:value-type="float">
            <text:p>6,1578641612875</text:p>
          </table:table-cell>
          <table:table-cell table:formula="of:=AVERAGE([.G4];[.G13];[.G22];[.G31];[.G40])" office:value-type="float" office:value="6.64035658864" calcext:value-type="float">
            <text:p>6,64035658864</text:p>
          </table:table-cell>
          <table:table-cell table:formula="of:=AVERAGE([.H4];[.H13];[.H22];[.H31];[.H40])" office:value-type="float" office:value="5.15126866499135" calcext:value-type="float">
            <text:p>5,15126866499135</text:p>
          </table:table-cell>
          <table:table-cell table:formula="of:=AVERAGE([.I4];[.I13];[.I22];[.I31];[.I40])" office:value-type="float" office:value="4000" calcext:value-type="float">
            <text:p>4000</text:p>
          </table:table-cell>
          <table:table-cell table:formula="of:=AVERAGE([.J4];[.J13];[.J22];[.J31];[.J40])" office:value-type="float" office:value="0.0621640631258568" calcext:value-type="float">
            <text:p>0,062164063125857</text:p>
          </table:table-cell>
          <table:table-cell table:formula="of:=AVERAGE([.K4];[.K13];[.K22];[.K31];[.K40])" office:value-type="float" office:value="0" calcext:value-type="float">
            <text:p>0</text:p>
          </table:table-cell>
          <table:table-cell table:formula="of:=AVERAGE([.L4];[.L13];[.L22];[.L31];[.L40])" office:value-type="float" office:value="0.17255922053826" calcext:value-type="float">
            <text:p>0,1725592205382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VERAGE([.B5];[.B14];[.B23];[.B32];[.B41])" office:value-type="float" office:value="5.84658816630712" calcext:value-type="float">
            <text:p>5,84658816630712</text:p>
          </table:table-cell>
          <table:table-cell table:formula="of:=AVERAGE([.C5];[.C14];[.C23];[.C32];[.C41])" office:value-type="float" office:value="9.11495136133961" calcext:value-type="float">
            <text:p>9,11495136133961</text:p>
          </table:table-cell>
          <table:table-cell table:formula="of:=AVERAGE([.D5];[.D14];[.D23];[.D32];[.D41])" office:value-type="float" office:value="5.84174202187475" calcext:value-type="float">
            <text:p>5,84174202187475</text:p>
          </table:table-cell>
          <table:table-cell table:formula="of:=AVERAGE([.E5];[.E14];[.E23];[.E32];[.E41])" office:value-type="float" office:value="8000" calcext:value-type="float">
            <text:p>8000</text:p>
          </table:table-cell>
          <table:table-cell table:formula="of:=AVERAGE([.F5];[.F14];[.F23];[.F32];[.F41])" office:value-type="float" office:value="9.81447523283937" calcext:value-type="float">
            <text:p>9,81447523283937</text:p>
          </table:table-cell>
          <table:table-cell table:formula="of:=AVERAGE([.G5];[.G14];[.G23];[.G32];[.G41])" office:value-type="float" office:value="8.5985221631703" calcext:value-type="float">
            <text:p>8,5985221631703</text:p>
          </table:table-cell>
          <table:table-cell table:formula="of:=AVERAGE([.H5];[.H14];[.H23];[.H32];[.H41])" office:value-type="float" office:value="6.45977575439525" calcext:value-type="float">
            <text:p>6,45977575439525</text:p>
          </table:table-cell>
          <table:table-cell table:formula="of:=AVERAGE([.I5];[.I14];[.I23];[.I32];[.I41])" office:value-type="float" office:value="8000" calcext:value-type="float">
            <text:p>8000</text:p>
          </table:table-cell>
          <table:table-cell table:formula="of:=AVERAGE([.J5];[.J14];[.J23];[.J32];[.J41])" office:value-type="float" office:value="0.0952535793026499" calcext:value-type="float">
            <text:p>0,09525357930265</text:p>
          </table:table-cell>
          <table:table-cell table:formula="of:=AVERAGE([.K5];[.K14];[.K23];[.K32];[.K41])" office:value-type="float" office:value="0" calcext:value-type="float">
            <text:p>0</text:p>
          </table:table-cell>
          <table:table-cell table:formula="of:=AVERAGE([.L5];[.L14];[.L23];[.L32];[.L41])" office:value-type="float" office:value="0.181256813027667" calcext:value-type="float">
            <text:p>0,18125681302766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AVERAGE([.B6];[.B15];[.B24];[.B33];[.B42])" office:value-type="float" office:value="1192.20153993167" calcext:value-type="float">
            <text:p>1192,20153993167</text:p>
          </table:table-cell>
          <table:table-cell table:formula="of:=AVERAGE([.C6];[.C15];[.C24];[.C33];[.C42])" office:value-type="float" office:value="1304.5573222216" calcext:value-type="float">
            <text:p>1304,5573222216</text:p>
          </table:table-cell>
          <table:table-cell table:formula="of:=AVERAGE([.D6];[.D15];[.D24];[.D33];[.D42])" office:value-type="float" office:value="837.1326662668" calcext:value-type="float">
            <text:p>837,1326662668</text:p>
          </table:table-cell>
          <table:table-cell table:formula="of:=AVERAGE([.E6];[.E15];[.E24];[.E33];[.E42])" office:value-type="float" office:value="16000" calcext:value-type="float">
            <text:p>16000</text:p>
          </table:table-cell>
          <table:table-cell table:formula="of:=AVERAGE([.F6];[.F15];[.F24];[.F33];[.F42])" office:value-type="float" office:value="8.23383272778011" calcext:value-type="float">
            <text:p>8,23383272778011</text:p>
          </table:table-cell>
          <table:table-cell table:formula="of:=AVERAGE([.G6];[.G15];[.G24];[.G33];[.G42])" office:value-type="float" office:value="14.9446094932864" calcext:value-type="float">
            <text:p>14,9446094932864</text:p>
          </table:table-cell>
          <table:table-cell table:formula="of:=AVERAGE([.H6];[.H15];[.H24];[.H33];[.H42])" office:value-type="float" office:value="8.95657542103578" calcext:value-type="float">
            <text:p>8,95657542103578</text:p>
          </table:table-cell>
          <table:table-cell table:formula="of:=AVERAGE([.I6];[.I15];[.I24];[.I33];[.I42])" office:value-type="float" office:value="16000" calcext:value-type="float">
            <text:p>16000</text:p>
          </table:table-cell>
          <table:table-cell table:formula="of:=AVERAGE([.J6];[.J15];[.J24];[.J33];[.J42])" office:value-type="float" office:value="0.12781290553262" calcext:value-type="float">
            <text:p>0,12781290553262</text:p>
          </table:table-cell>
          <table:table-cell table:formula="of:=AVERAGE([.K6];[.K15];[.K24];[.K33];[.K42])" office:value-type="float" office:value="0.0737228992178162" calcext:value-type="float">
            <text:p>0,073722899217816</text:p>
          </table:table-cell>
          <table:table-cell table:formula="of:=AVERAGE([.L6];[.L15];[.L24];[.L33];[.L42])" office:value-type="float" office:value="0.15555317725575" calcext:value-type="float">
            <text:p>0,15555317725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.00.0000</text:date>, <text:time style:data-style-name="N2" text:time-value="11:00:32.4316645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06T11:26:37.816481203</dc:date>
    <meta:editing-duration>PT19H33M49S</meta:editing-duration>
    <meta:editing-cycles>19</meta:editing-cycles>
    <meta:generator>LibreOffice/6.0.7.3$Linux_X86_64 LibreOffice_project/00m0$Build-3</meta:generator>
    <meta:document-statistic meta:table-count="1" meta:cell-count="4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2.112cm" svg:y="0.316cm" chart:style-name="ch2">
          <text:p>StdDev of Mean Latencies of JVM, GVM and Native Image</text:p>
        </chart:title>
        <chart:subtitle svg:x="5.604cm" svg:y="1.275cm" chart:style-name="ch3">
          <text:p>of Time Windows 51 to 100</text:p>
        </chart:subtitle>
        <chart:legend chart:legend-position="end" svg:x="13.868cm" svg:y="3.706cm" style:legend-expansion="high" chart:style-name="ch4"/>
        <chart:plot-area chart:style-name="ch5" table:cell-range-address="Tabelle1.A48:Tabelle1.D52 Tabelle1.B47:Tabelle1.D47" chart:data-source-has-labels="row" svg:x="1.331cm" svg:y="2.138cm" svg:width="12.217cm" svg:height="5.707cm">
          <chartooo:coordinate-region svg:x="2.138cm" svg:y="2.337cm" svg:width="10.575cm" svg:height="4.861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948cm" chart:style-name="ch9">
              <text:p>Latency [ms]</text:p>
            </chart:title>
            <chart:grid chart:style-name="ch10" chart:class="major"/>
          </chart:axis>
          <chart:series chart:style-name="ch11" chart:values-cell-range-address="Tabelle1.B48:Tabelle1.B52" chart:label-cell-address="Tabelle1.B47:Tabelle1.B47" chart:class="chart:scatter">
            <chart:domain table:cell-range-address="Tabelle1.A48:Tabelle1.A52"/>
            <chart:data-point chart:repeated="5"/>
          </chart:series>
          <chart:series chart:style-name="ch12" chart:values-cell-range-address="Tabelle1.C48:Tabelle1.C52" chart:label-cell-address="Tabelle1.C47:Tabelle1.C47" chart:class="chart:scatter">
            <chart:data-point chart:repeated="5"/>
          </chart:series>
          <chart:series chart:style-name="ch13" chart:values-cell-range-address="Tabelle1.D48:Tabelle1.D52" chart:label-cell-address="Tabelle1.D47:Tabelle1.D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47:Tabelle1.B47</svg:desc>
                </draw:g>
              </table:table-cell>
              <table:table-cell office:value-type="string">
                <text:p>NI</text:p>
                <draw:g>
                  <svg:desc>Tabelle1.C47:Tabelle1.C47</svg:desc>
                </draw:g>
              </table:table-cell>
              <table:table-cell office:value-type="string">
                <text:p>GVM</text:p>
                <draw:g>
                  <svg:desc>Tabelle1.D47:Tabelle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A48:Tabelle1.A52</svg:desc>
                </draw:g>
              </table:table-cell>
              <table:table-cell office:value-type="float" office:value="9.44389066806525">
                <text:p>9.44389066806525</text:p>
                <draw:g>
                  <svg:desc>Tabelle1.B48:Tabelle1.B52</svg:desc>
                </draw:g>
              </table:table-cell>
              <table:table-cell office:value-type="float" office:value="9.26240226958701">
                <text:p>9.26240226958701</text:p>
                <draw:g>
                  <svg:desc>Tabelle1.C48:Tabelle1.C52</svg:desc>
                </draw:g>
              </table:table-cell>
              <table:table-cell office:value-type="float" office:value="9.44609737712124">
                <text:p>9.44609737712124</text:p>
                <draw:g>
                  <svg:desc>Tabelle1.D48:Tabelle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.37680178214095">
                <text:p>7.37680178214095</text:p>
              </table:table-cell>
              <table:table-cell office:value-type="float" office:value="7.86781509992772">
                <text:p>7.86781509992772</text:p>
              </table:table-cell>
              <table:table-cell office:value-type="float" office:value="6.94478678640569">
                <text:p>6.94478678640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8.25587582267026">
                <text:p>8.25587582267026</text:p>
              </table:table-cell>
              <table:table-cell office:value-type="float" office:value="8.17932384222445">
                <text:p>8.17932384222445</text:p>
              </table:table-cell>
              <table:table-cell office:value-type="float" office:value="5.13477880950234">
                <text:p>5.13477880950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5.84658816630712">
                <text:p>5.84658816630712</text:p>
              </table:table-cell>
              <table:table-cell office:value-type="float" office:value="9.11495136133961">
                <text:p>9.11495136133961</text:p>
              </table:table-cell>
              <table:table-cell office:value-type="float" office:value="5.84174202187475">
                <text:p>5.84174202187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1192.20153993167">
                <text:p>1192.20153993167</text:p>
              </table:table-cell>
              <table:table-cell office:value-type="float" office:value="1304.5573222216">
                <text:p>1304.5573222216</text:p>
              </table:table-cell>
              <table:table-cell office:value-type="float" office:value="837.1326662668">
                <text:p>837.1326662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99cm" svg:y="0.316cm" chart:style-name="ch2">
          <text:p>StdDev of Mean %CPU Usage of JVM, GVM and Native Image</text:p>
        </chart:title>
        <chart:subtitle svg:x="5.601cm" svg:y="1.275cm" chart:style-name="ch3">
          <text:p>of Time Windows 51 to 100</text:p>
        </chart:subtitle>
        <chart:legend chart:legend-position="end" svg:x="13.862cm" svg:y="3.703cm" style:legend-expansion="high" chart:style-name="ch4"/>
        <chart:plot-area chart:style-name="ch5" table:cell-range-address="Tabelle1.E48:Tabelle1.H52 Tabelle1.F47:Tabelle1.H47" chart:data-source-has-labels="row" svg:x="1.331cm" svg:y="2.138cm" svg:width="12.211cm" svg:height="5.701cm">
          <chartooo:coordinate-region svg:x="1.767cm" svg:y="2.337cm" svg:width="11.125cm" svg:height="4.855cm"/>
          <chart:axis chart:dimension="x" chart:name="primary-x" chart:style-name="ch6">
            <chart:title svg:x="6.638cm" svg:y="8.019cm" chart:style-name="ch7">
              <text:p>Input Rate</text:p>
            </chart:title>
          </chart:axis>
          <chart:axis chart:dimension="y" chart:name="primary-y" chart:style-name="ch8">
            <chart:title svg:x="0.451cm" svg:y="5.535cm" chart:style-name="ch9">
              <text:p>%CPU</text:p>
            </chart:title>
            <chart:grid chart:style-name="ch10" chart:class="major"/>
          </chart:axis>
          <chart:series chart:style-name="ch11" chart:values-cell-range-address="Tabelle1.F48:Tabelle1.F52" chart:label-cell-address="Tabelle1.F47:Tabelle1.F47" chart:class="chart:scatter">
            <chart:domain table:cell-range-address="Tabelle1.E48:Tabelle1.E52"/>
            <chart:data-point chart:repeated="5"/>
          </chart:series>
          <chart:series chart:style-name="ch12" chart:values-cell-range-address="Tabelle1.G48:Tabelle1.G52" chart:label-cell-address="Tabelle1.G47:Tabelle1.G47" chart:class="chart:scatter">
            <chart:data-point chart:repeated="5"/>
          </chart:series>
          <chart:series chart:style-name="ch13" chart:values-cell-range-address="Tabelle1.H48:Tabelle1.H52" chart:label-cell-address="Tabelle1.H47:Tabelle1.H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JVM</text:p>
                <draw:g>
                  <svg:desc>Tabelle1.F47:Tabelle1.F47</svg:desc>
                </draw:g>
              </table:table-cell>
              <table:table-cell office:value-type="string">
                <text:p>NI</text:p>
                <draw:g>
                  <svg:desc>Tabelle1.G47:Tabelle1.G47</svg:desc>
                </draw:g>
              </table:table-cell>
              <table:table-cell office:value-type="string">
                <text:p>GVM</text:p>
                <draw:g>
                  <svg:desc>Tabelle1.H47:Tabelle1.H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E48:Tabelle1.E52</svg:desc>
                </draw:g>
              </table:table-cell>
              <table:table-cell office:value-type="float" office:value="6.54869538859546">
                <text:p>6.54869538859546</text:p>
                <draw:g>
                  <svg:desc>Tabelle1.F48:Tabelle1.F52</svg:desc>
                </draw:g>
              </table:table-cell>
              <table:table-cell office:value-type="float" office:value="5.71181598640499">
                <text:p>5.71181598640499</text:p>
                <draw:g>
                  <svg:desc>Tabelle1.G48:Tabelle1.G52</svg:desc>
                </draw:g>
              </table:table-cell>
              <table:table-cell office:value-type="float" office:value="5.77601624827095">
                <text:p>5.77601624827095</text:p>
                <draw:g>
                  <svg:desc>Tabelle1.H48:Tabelle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.7206657720736">
                <text:p>7.7206657720736</text:p>
              </table:table-cell>
              <table:table-cell office:value-type="float" office:value="6.7275419265502">
                <text:p>6.7275419265502</text:p>
              </table:table-cell>
              <table:table-cell office:value-type="float" office:value="5.7170154313279">
                <text:p>5.7170154313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6.1578641612875">
                <text:p>6.1578641612875</text:p>
              </table:table-cell>
              <table:table-cell office:value-type="float" office:value="6.64035658864">
                <text:p>6.64035658864</text:p>
              </table:table-cell>
              <table:table-cell office:value-type="float" office:value="5.15126866499135">
                <text:p>5.15126866499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9.81447523283937">
                <text:p>9.81447523283937</text:p>
              </table:table-cell>
              <table:table-cell office:value-type="float" office:value="8.5985221631703">
                <text:p>8.5985221631703</text:p>
              </table:table-cell>
              <table:table-cell office:value-type="float" office:value="6.45977575439525">
                <text:p>6.45977575439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8.23383272778011">
                <text:p>8.23383272778011</text:p>
              </table:table-cell>
              <table:table-cell office:value-type="float" office:value="14.9446094932864">
                <text:p>14.9446094932864</text:p>
              </table:table-cell>
              <table:table-cell office:value-type="float" office:value="8.95657542103578">
                <text:p>8.956575421035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maximum="1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1.648cm" svg:y="0.316cm" chart:style-name="ch2">
          <text:p>StdDev of Mean %MEM Usage of JVM, GVM and Native Image</text:p>
        </chart:title>
        <chart:subtitle svg:x="5.603cm" svg:y="1.275cm" chart:style-name="ch3">
          <text:p>of Time Windows 51 to 100</text:p>
        </chart:subtitle>
        <chart:legend chart:legend-position="end" svg:x="13.867cm" svg:y="3.706cm" style:legend-expansion="high" chart:style-name="ch4"/>
        <chart:plot-area chart:style-name="ch5" table:cell-range-address="Tabelle1.I48:Tabelle1.L52 Tabelle1.J47:Tabelle1.L47" chart:data-source-has-labels="row" svg:x="1.331cm" svg:y="2.138cm" svg:width="12.216cm" svg:height="5.707cm">
          <chartooo:coordinate-region svg:x="2.243cm" svg:y="2.338cm" svg:width="10.839cm" svg:height="4.86cm"/>
          <chart:axis chart:dimension="x" chart:name="primary-x" chart:style-name="ch6">
            <chart:title svg:x="6.641cm" svg:y="8.025cm" chart:style-name="ch7">
              <text:p>Input Rate</text:p>
            </chart:title>
          </chart:axis>
          <chart:axis chart:dimension="y" chart:name="primary-y" chart:style-name="ch8">
            <chart:title svg:x="0.451cm" svg:y="5.564cm" chart:style-name="ch9">
              <text:p>%MEM</text:p>
            </chart:title>
            <chart:grid chart:style-name="ch10" chart:class="major"/>
          </chart:axis>
          <chart:series chart:style-name="ch11" chart:values-cell-range-address="Tabelle1.J48:Tabelle1.J52" chart:label-cell-address="Tabelle1.J47:Tabelle1.J47" chart:class="chart:scatter">
            <chart:domain table:cell-range-address="Tabelle1.I48:Tabelle1.I52"/>
            <chart:data-point chart:repeated="5"/>
          </chart:series>
          <chart:series chart:style-name="ch12" chart:values-cell-range-address="Tabelle1.K48:Tabelle1.K52" chart:label-cell-address="Tabelle1.K47:Tabelle1.K47" chart:class="chart:scatter">
            <chart:data-point chart:repeated="5"/>
          </chart:series>
          <chart:series chart:style-name="ch13" chart:values-cell-range-address="Tabelle1.L48:Tabelle1.L52" chart:label-cell-address="Tabelle1.L47:Tabelle1.L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JVM</text:p>
                <draw:g>
                  <svg:desc>Tabelle1.J47:Tabelle1.J47</svg:desc>
                </draw:g>
              </table:table-cell>
              <table:table-cell office:value-type="string">
                <text:p>NI</text:p>
                <draw:g>
                  <svg:desc>Tabelle1.K47:Tabelle1.K47</svg:desc>
                </draw:g>
              </table:table-cell>
              <table:table-cell office:value-type="string">
                <text:p>GVM</text:p>
                <draw:g>
                  <svg:desc>Tabelle1.L47:Tabelle1.L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I48:Tabelle1.I52</svg:desc>
                </draw:g>
              </table:table-cell>
              <table:table-cell office:value-type="float" office:value="0.0982344142225114">
                <text:p>0.0982344142225114</text:p>
                <draw:g>
                  <svg:desc>Tabelle1.J48:Tabelle1.J52</svg:desc>
                </draw:g>
              </table:table-cell>
              <table:table-cell office:value-type="float" office:value="0">
                <text:p>0</text:p>
                <draw:g>
                  <svg:desc>Tabelle1.K48:Tabelle1.K52</svg:desc>
                </draw:g>
              </table:table-cell>
              <table:table-cell office:value-type="float" office:value="0.244384337038864">
                <text:p>0.244384337038864</text:p>
                <draw:g>
                  <svg:desc>Tabelle1.L48:Tabelle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563833499655643">
                <text:p>0.0563833499655643</text:p>
              </table:table-cell>
              <table:table-cell office:value-type="float" office:value="0">
                <text:p>0</text:p>
              </table:table-cell>
              <table:table-cell office:value-type="float" office:value="0.199959103571377">
                <text:p>0.199959103571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0621640631258568">
                <text:p>0.0621640631258568</text:p>
              </table:table-cell>
              <table:table-cell office:value-type="float" office:value="0">
                <text:p>0</text:p>
              </table:table-cell>
              <table:table-cell office:value-type="float" office:value="0.17255922053826">
                <text:p>0.17255922053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0952535793026499">
                <text:p>0.0952535793026499</text:p>
              </table:table-cell>
              <table:table-cell office:value-type="float" office:value="0">
                <text:p>0</text:p>
              </table:table-cell>
              <table:table-cell office:value-type="float" office:value="0.181256813027667">
                <text:p>0.181256813027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0.12781290553262">
                <text:p>0.12781290553262</text:p>
              </table:table-cell>
              <table:table-cell office:value-type="float" office:value="0.0737228992178162">
                <text:p>0.0737228992178162</text:p>
              </table:table-cell>
              <table:table-cell office:value-type="float" office:value="0.15555317725575">
                <text:p>0.15555317725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